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784cm" svg:y1="7.508cm" svg:x2="10.081cm" svg:y2="6.196cm" draw:start-shape="id4" draw:start-glue-point="10" svg:d="M6784 7508l3297-1312" svg:viewBox="0 0 3298 1313">
          <text:p/>
        </draw:connector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784cm" svg:y1="7.508cm" svg:x2="9.981cm" svg:y2="8.809cm" draw:start-shape="id4" draw:start-glue-point="10" svg:d="M6784 7508l3197 1301" svg:viewBox="0 0 3198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58:35.340259296</dc:date>
    <dc:creator>elucterio </dc:creator>
    <meta:editing-duration>PT16M56S</meta:editing-duration>
    <meta:editing-cycles>12</meta:editing-cycles>
    <meta:generator>LibreOffice/4.2.8.2$Linux_X86_64 LibreOffice_project/420m0$Build-2</meta:generator>
    <meta:document-statistic meta:object-count="23"/>
  </office:meta>
</office:document-meta>
</file>